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04483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Homologues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HEURTEL</meta:initial-creator>
    <meta:creation-date>2019-04-24T16:57:24.724885855</meta:creation-date>
    <dc:date>2019-04-24T16:58:31.600173486</dc:date>
    <dc:creator>Antoine HEURTEL</dc:creator>
    <meta:editing-duration>PT1M10S</meta:editing-duration>
    <meta:editing-cycles>1</meta:editing-cycles>
    <meta:document-statistic meta:table-count="1" meta:cell-count="5" meta:object-count="0"/>
    <meta:generator>LibreOffice/6.2.2.2$Linux_X86_64 LibreOffice_project/20$Build-2</meta:generator>
  </office:meta>
</office:document-meta>
</file>